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style:tab-stops>
          <style:tab-stop style:position="1.9445in"/>
        </style:tab-stops>
      </style:paragraph-properties>
      <style:text-properties officeooo:rsid="00049a7d" officeooo:paragraph-rsid="00049a7d"/>
    </style:style>
    <style:style style:name="P2" style:family="paragraph" style:parent-style-name="Standard">
      <style:paragraph-properties fo:line-height="200%">
        <style:tab-stops>
          <style:tab-stop style:position="1.9445in"/>
        </style:tab-stops>
      </style:paragraph-properties>
      <style:text-properties officeooo:rsid="000810aa" officeooo:paragraph-rsid="000810aa"/>
    </style:style>
    <style:style style:name="P3" style:family="paragraph" style:parent-style-name="Standard">
      <style:paragraph-properties fo:line-height="200%">
        <style:tab-stops>
          <style:tab-stop style:position="1.9445in"/>
        </style:tab-stops>
      </style:paragraph-properties>
      <style:text-properties officeooo:rsid="000d8c2e" officeooo:paragraph-rsid="000d8c2e"/>
    </style:style>
    <style:style style:name="T1" style:family="text">
      <style:text-properties officeooo:rsid="0004e056"/>
    </style:style>
    <style:style style:name="T2" style:family="text">
      <style:text-properties officeooo:rsid="000960ed"/>
    </style:style>
    <style:style style:name="T3" style:family="text">
      <style:text-properties officeooo:rsid="00097544"/>
    </style:style>
    <style:style style:name="T4" style:family="text">
      <style:text-properties officeooo:rsid="000bb58a"/>
    </style:style>
    <style:style style:name="T5" style:family="text">
      <style:text-properties officeooo:rsid="000de19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ttie Mathews grew up Los Angelos California, <text:span text:style-name="T4">she was the middle child of 6 kids with 3 boys and 3 girls.</text:span> Growing up was very hard for Dottie <text:span text:style-name="T4">asDottie's</text:span> father died when she was young, <text:span text:style-name="T1">Mourning</text:span> the loss of her father was hard. <text:span text:style-name="T1"><text:s/>Dotties</text:span> mother <text:span text:style-name="T4">got remarried a few years later and her stepfather</text:span> moved into <text:span text:style-name="T4">her mothers house after. <text:s/>Dottie stated many times throughout this interview that her perception of how society treated woman was that “Woman were suppose to take care of the children, there husbands and keep there emotions hidden and quiet.” Women weren’t considered emotionally stable or knowledgeable enough to how to hold down a job. <text:s/></text:span>Dottie has 3 children of her own <text:span text:style-name="T1">a</text:span>nd 5 grandchildren. <text:s/><text:span text:style-name="T1">Dottie currently lives in Appleton, Wi <text:s/>but plans on retiring in 2015 in Columbia.</text:span></text:p>
      <text:p text:style-name="P1"><text:tab/><text:tab/></text:p>
      <text:p text:style-name="P2">When Dotttie was 29, she had already <text:span text:style-name="T4">already been married with 3 children Philip, Angie Tim. She</text:span> had been married to her husband for <text:span text:style-name="T4">several years</text:span>. When she met her husband Dottie stated at the time,” <text:span text:style-name="T2">H</text:span>e was the first man who was kind and gentle and didn’t hurt me”. Dottie said that her obligation soon after being <text:span text:style-name="T2">married</text:span> was to obey her husband, take care to the of her children and keep the house clean. Dottie never read the newspaper or listened to the news on the radio. <text:span text:style-name="T4">She only believed what her husband told her, as woman in her experience at that time weren’t allowed question.</text:span> <text:s/>Dottie remembers her husband having a AM FM radio and a dial <text:span text:style-name="T4">telephone</text:span> phone inside the house. <text:s/>“Communication was limited and we didn’t go out or visit anyone very much.”<text:span text:style-name="T3">Dottie said how “She didn’t vote until after her marriage to her husband ended. Dottie also stated</text:span> <text:span text:style-name="T2"><text:s/>“Society didn’t care much about emotional or family issues as this was to be kept concealed and quiet.” <text:s text:c="2"/>Dottie and her family lived in Readington Pennsylvania. The house that they chose to <text:s/>raise there family in was a 3 bedroom house they bought for the price of 16,000 which was known as a “Row Home” In order to heat the house, they would have to buy oil from the oil truck that came through town. <text:s/></text:span></text:p>
      <text:p text:style-name="P2"><text:tab/><text:span text:style-name="T2">Soon after having the 3 children, the situation at Dotties house was escalating. Her husband had become more controlling over time. <text:s/>Dottie knew that her children and her deserved so much more than the closed off life they were living. <text:s/>So Dottie filed for divorce, and tried </text:span><text:soft-page-break/><text:span text:style-name="T2">her best to take care of her 3 children alone. Dottie states that “One thing she regrets its that after leaving her family before getting married, she never got the opportunity to know what it was like to live on her own. Dottie stated “Woman of her time just moved into the house of whom they were married too. “Now having 3 children to raise on her own Dottie knew she would have to learn quick and fast. Dottie joined an “Overeaters Anonymous group” where she meant a lot of empowering woman who were very supportive. Some of these supportive friends were lesbian, <text:s/>Dottie knew she always loved and apperciated woman but, also saw a strength in these woman that she wanted to see within herself. <text:s/>During this time Dottie was between the ages of 29 and 30 and was still filing for divorce. Her soon to be ex husband threatened her, and said if she was lesbian that he would have the court take away the her children from her. <text:s/>Dottie stated “Many courts and society in general at that time thought that people who were gay or lesbian were unfit parents”. Never the less she did gain custody of her children and many years later remarried to her partner, Rosie. Since then Dottie went to school and received her Masters in Divinity and continues to educate others about hope, health and social justice.</text:span></text:p>
      <text:p text:style-name="P3">In doing this interview, I have learned that woman of<text:span text:style-name="T5"> my</text:span> <text:span text:style-name="T5">age</text:span> are respected more <text:span text:style-name="T5">and expected to contribute at least somewhat to the money needed to provide for there family which helps local and state growth.</text:span>. <text:s/>More woman <text:span text:style-name="T5">at my </text:span>age and generation are <text:span text:style-name="T5">at the very least</text:span> educated. <text:span text:style-name="T5">I feel as if I would be</text:span> l<text:span text:style-name="T5">ooked down upon if I didn’t know what happening in USA Today</text:span>. <text:s/><text:span text:style-name="T5">Technology in my generation gives men and woman resources to information about the stock market, world news and my friends daily activity’s via apps. This is all thanks to the use of an electronic device. At 29 going on 30 I am connected globally through my cell phone. There are also more resources, <text:s/>better communication and understanding within my society now concerning family issues and emotional life. Examples of such are Human services, social services and National Alliance Mental Illness. <text:s/>Woman and men who are either either gay or lesbian now have more rights for marriage and options for adopting children, however I feel that this is still an on going struggle and is still very much under construction in my age </text:span><text:soft-page-break/><text:span text:style-name="T5">group as well. By having men treat woman more equally or vise versa then in the past. <text:s/>There has been more stability and growth in our society as a whole. More job opportunity’s for men and woman as well as transgender. Society has gained a new perspective on how to handle situations in society. An example would be, linking people and in need to resources available to them that they weren’t aware of before. People are more willing to lend a hand rather than “turn the blind eye.” or Igno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4T15:45:02.139000000</meta:creation-date>
    <dc:date>2015-02-18T09:59:21.599000000</dc:date>
    <meta:editing-duration>PT16M46S</meta:editing-duration>
    <meta:editing-cycles>6</meta:editing-cycles>
    <meta:generator>LibreOffice/4.2.3.3$Windows_x86 LibreOffice_project/882f8a0a489bc99a9e60c7905a60226254cb6ff0</meta:generator>
    <meta:document-statistic meta:table-count="0" meta:image-count="0" meta:object-count="0" meta:page-count="3" meta:paragraph-count="5" meta:word-count="926" meta:character-count="5216" meta:non-whitespace-character-count="4268"/>
  </office:meta>
</office:document-meta>
</file>